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4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134cm"/>
    </style:style>
    <style:style style:name="co1" style:family="table-column">
      <style:table-column-properties style:column-width="3.622cm" style:use-optimal-column-width="false"/>
    </style:style>
    <style:style style:name="co2" style:family="table-column">
      <style:table-column-properties style:column-width="1.505cm" style:use-optimal-column-width="false"/>
    </style:style>
    <style:style style:name="co3" style:family="table-column">
      <style:table-column-properties style:column-width="3.37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10.6cm" svg:height="1cm" svg:x="13.2cm" svg:y="22.5cm">
          <draw:text-box>
            <text:p>{G07, G18,G19, G20, G22, G23}</text:p>
          </draw:text-box>
        </draw:frame>
        <draw:custom-shape draw:style-name="gr2" draw:text-style-name="P1" draw:id="id2" draw:layer="layout" svg:width="5cm" svg:height="5cm" svg:x="16cm" svg:y="12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8.498cm" svg:height="4.909cm" svg:x="1.9cm" svg:y="12.5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GepaeckID</text:span></text:p>
              </table:table-cell>
              <table:table-cell>
                <text:p text:style-name="P2"><text:span text:style-name="T1">Flug</text:span></text:p>
              </table:table-cell>
              <table:table-cell>
                <text:p text:style-name="P2"><text:span text:style-name="T1">Reisender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1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2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24</text:span></text:p>
              </table:table-cell>
              <table:table-cell>
                <text:p text:style-name="P2"><text:span text:style-name="T1">F14</text:span></text:p>
              </table:table-cell>
              <table:table-cell>
                <text:p text:style-name="P2"><text:span text:style-name="T1">R0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G25</text:span></text:p>
              </table:table-cell>
              <table:table-cell>
                <text:p text:style-name="P2"><text:span text:style-name="T1">F15</text:span></text:p>
              </table:table-cell>
              <table:table-cell>
                <text:p text:style-name="P2"><text:span text:style-name="T1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3">
          <draw:path draw:style-name="gr3" draw:text-style-name="P1" draw:layer="layout" svg:width="9.299cm" svg:height="5.999cm" svg:x="1.5cm" svg:y="12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4" draw:text-style-name="P1" draw:layer="layout" svg:width="9.299cm" svg:height="5.999cm" svg:x="1.5cm" svg:y="12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onnector draw:style-name="gr5" draw:text-style-name="P1" draw:layer="layout" svg:x1="18.5cm" svg:y1="22.5cm" svg:x2="18.5cm" svg:y2="17.5cm" draw:start-shape="id1" draw:start-glue-point="0" draw:end-shape="id2" svg:d="m18500 22500v-5000">
          <text:p/>
        </draw:connector>
        <draw:connector draw:style-name="gr6" draw:text-style-name="P1" draw:layer="layout" svg:x1="10.8cm" svg:y1="15cm" svg:x2="16cm" svg:y2="15cm" draw:start-shape="id3" draw:start-glue-point="1" svg:d="m10800 15000h5200">
          <text:p text:style-name="P1">SKT on<text:line-break/><text:line-break/> GepäckID</text:p>
        </draw:connector>
        <draw:frame draw:style-name="gr7" draw:id="id4" draw:layer="layout" svg:width="5cm" svg:height="5.939cm" svg:x="16cm" svg:y="4.5cm">
          <draw:text-box>
            <text:p>{ <text:s/><text:tab/></text:p>
            <text:p><text:tab/>G07,R11 ;</text:p>
            <text:p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onnector draw:style-name="gr5" draw:text-style-name="P1" draw:layer="layout" svg:x1="18.5cm" svg:y1="12.5cm" svg:x2="18.5cm" svg:y2="10.439cm" draw:start-shape="id2" draw:start-glue-point="0" draw:end-shape="id4" svg:d="m18500 12500v-20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2T11:10:39</dc:date>
    <meta:editing-duration>PT00H27M15S</meta:editing-duration>
    <meta:editing-cycles>10</meta:editing-cycles>
    <meta:generator>OpenOffice.org/3.2$Unix OpenOffice.org_project/320m19$Build-9505</meta:generator>
    <dc:creator>Callisto </dc:creator>
    <meta:document-statistic meta:object-count="10"/>
  </office:meta>
</office:document-meta>
</file>